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Heading_20_1">
      <style:paragraph-properties fo:margin-top="0cm" fo:margin-bottom="0cm" style:contextual-spacing="false"/>
    </style:style>
    <style:style style:name="P2" style:family="paragraph" style:parent-style-name="Heading_20_2">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20"/>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text-properties officeooo:paragraph-rsid="001331e6"/>
    </style:style>
    <style:style style:name="P45" style:family="paragraph" style:parent-style-name="Text_20_body" style:list-style-name="L24"/>
    <style:style style:name="P46" style:family="paragraph" style:parent-style-name="Text_20_body" style:list-style-name="L24">
      <style:paragraph-properties fo:margin-top="0cm" fo:margin-bottom="0cm" style:contextual-spacing="false"/>
    </style:style>
    <style:style style:name="P47" style:family="paragraph" style:parent-style-name="Text_20_body" style:list-style-name="L25"/>
    <style:style style:name="P48" style:family="paragraph" style:parent-style-name="Text_20_body" style:list-style-name="L25">
      <style:paragraph-properties fo:margin-top="0cm" fo:margin-bottom="0cm" style:contextual-spacing="false"/>
    </style:style>
    <style:style style:name="P49" style:family="paragraph" style:parent-style-name="Text_20_body" style:list-style-name="L26"/>
    <style:style style:name="P50" style:family="paragraph" style:parent-style-name="Text_20_body" style:list-style-name="L26">
      <style:paragraph-properties fo:margin-top="0cm" fo:margin-bottom="0cm" style:contextual-spacing="false"/>
    </style:style>
    <style:style style:name="P51" style:family="paragraph" style:parent-style-name="Text_20_body" style:list-style-name="L27"/>
    <style:style style:name="P52" style:family="paragraph" style:parent-style-name="Text_20_body" style:list-style-name="L27">
      <style:paragraph-properties fo:margin-top="0cm" fo:margin-bottom="0cm" style:contextual-spacing="false"/>
    </style:style>
    <style:style style:name="P53" style:family="paragraph" style:parent-style-name="Text_20_body" style:list-style-name="L28"/>
    <style:style style:name="P54" style:family="paragraph" style:parent-style-name="Text_20_body" style:list-style-name="L28">
      <style:paragraph-properties fo:margin-top="0cm" fo:margin-bottom="0cm" style:contextual-spacing="false"/>
    </style:style>
    <style:style style:name="T1" style:family="text">
      <style:text-properties style:text-position="33% 8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维多利亚3中AI的策略和行为</text:h>
      <text:h text:style-name="Heading_20_2" text:outline-level="2">引言</text:h>
      <text:p text:style-name="Text_20_body">维多利亚3是一款由瑞典Paradox Interactive开发的历史模拟类策略游戏，游戏时间从1836年到1936年，覆盖了19世纪和20世纪初的工业革命、殖民扩张、社会变革、政治运动、世界大战等重大历史事件。在游戏中，玩家可以选择任何一个存在的国家或地区，通过管理经济、社会、政治、外交、军事等方面，来实现自己的历史愿景和目标。</text:p>
      <text:p text:style-name="Text_20_body">在这个过程中，玩家不仅要与其他玩家竞争和合作，还要与由人工智能（AI）控制的国家和地区进行互动。AI在游戏中扮演着重要的角色，它们不仅影响着游戏的难度和平衡，还影响着游戏的趣味性和真实性。因此，AI的策略和行为是维多利亚3中一个值得关注和分析的话题。</text:p>
      <text:p text:style-name="Text_20_body">本文的主要内容和目的，就是对维多利亚3中AI的策略和行为进行分析和评价，以及探讨它们对游戏体验的影响。本文将从以下几个方面进行阐述：</text:p>
      <text:list text:style-name="L24">
        <text:list-item>
          <text:p text:style-name="P46">AI的设计原则：本部分将介绍维多利亚3中AI的四个设计原则，即角色扮演、透明度和清晰度、合理性和一致性、以及可调节性，并解释这些原则是如何指导AI的决策和行动的，以及它们与玩家的期望和体验之间的关系。 </text:p>
        </text:list-item>
        <text:list-item>
          <text:p text:style-name="P46">AI的核心机制：本部分将介绍维多利亚3中AI最核心的机制，即AI策略，并说明游戏中每个AI国家在任何时候都受三种AI策略的支配，即管理策略、政治策略和外交策略，并举例说明这三种策略是如何影响AI国家在经济、社会、军事等方面的表现和发展的。 </text:p>
        </text:list-item>
        <text:list-item>
          <text:p text:style-name="P46">AI的优点和缺点：本部分将根据网友们在贴吧和B站上的评论和反馈，总结维多利亚3中AI的优点和缺点，并分析它们对游戏体验的正面或负面影响。 </text:p>
        </text:list-item>
        <text:list-item>
          <text:p text:style-name="P45">AI的改进建议：本部分将根据自己对维多利亚3中AI的策略和行为的观察和分析，提出一些改进AI的建议，并期望能够让游戏更加完善和有趣。 </text:p>
        </text:list-item>
      </text:list>
      <text:p text:style-name="P5"/>
      <text:h text:style-name="Heading_20_1" text:outline-level="1">维多利亚3中AI的策略和行为</text:h>
      <text:h text:style-name="Heading_20_2" text:outline-level="2">AI的设计原则</text:h>
      <text:p text:style-name="Text_20_body">根据官方开发日志，维多利亚3中AI的设计遵循了四个原则，即角色扮演、透明度和清晰度、合理性和一致性、以及可调节性。这些原则是如何指导AI的决策和行动的呢？它们又与玩家的期望和体验之间有什么关系呢？</text:p>
      <text:h text:style-name="Heading_20_3" text:outline-level="3">角色扮演</text:h>
      <text:p text:style-name="Text_20_body">角色扮演是指AI要根据自己所代表的国家或地区在历史上的特点、地位、目标等，来制定相应的策略和行为。例如，英国会优先发展海上贸易和殖民地；俄国会试图维持沙皇制度并扩张领土；美国会追求民主化和工业化等。</text:p>
      <text:p text:style-name="Text_20_body">这样做的好处是，可以增加游戏的真实性和多样性，让玩家感受到不同国家或地区在历史上所面临的挑战和机遇，以及它们所做出的选择和结果。同时，也可以增加游戏的趣味性和挑战性，让玩家根据自己选择的国家或地区，来制定不同的策略和行为，以应对AI所带来的竞争或合作。</text:p>
      <text:p text:style-name="Text_20_body">为了实现角色扮演，AI会根据自己所代表的国家或地区在游戏中的初始条件、历史事件、文化特征等，来生成自己的AI策略，并根据游戏中的变化和发展，来调整自己的AI策略。例如，在游戏开始时，英国会生成一个以海上贸易和殖民地为主要目标的外交策略，并根据殖民竞争、工业革命、世界大战等历史事件，来改变自己的外交策略。</text:p>
      <text:h text:style-name="Heading_20_3" text:outline-level="3"><text:soft-page-break/>透明度和清晰度</text:h>
      <text:p text:style-name="Text_20_body">透明度和清晰度是指AI要让玩家清楚地知道自己在做什么、为什么这么做、以及怎么做。例如，在游戏中，玩家可以通过查看AI国家或地区的AI策略、AI意图、AI行动等，来了解AI的思路和目的。</text:p>
      <text:p text:style-name="Text_20_body">这样做的好处是，可以增加游戏的可玩性和互动性，让玩家可以根据AI的信息，来制定自己的策略和行为，以应对或影响AI的决策和行动。同时，也可以增加游戏的公平性和合理性，让玩家可以理解AI的行为，并有机会改变或反击AI的行为。</text:p>
      <text:p text:style-name="Text_20_body">为了实现透明度和清晰度，AI会在游戏中向玩家展示自己的AI策略、AI意图、AI行动等信息，并用简单而明确的语言来解释自己的决策和行动。例如，在游戏中，玩家可以在外交界面上看到AI国家或地区当前采用的外交策略类型，并在鼠标悬停时看到该外交策略对应的具体目标、优先级、方式等。同时，玩家也可以在外交界面上看到AI国家或地区对自己的AI意图，例如友好、敌对、中立等，并在鼠标悬停时看到该AI意图的具体原因、影响、期望等。此外，玩家还可以在外交界面上看到AI国家或地区对自己或其他国家或地区发起的AI行动，例如宣战、同盟、谈判等，并在鼠标悬停时看到该AI行动的具体目的、条件、结果等。</text:p>
      <text:h text:style-name="Heading_20_3" text:outline-level="3">合理性和一致性</text:h>
      <text:p text:style-name="Text_20_body">合理性和一致性是指AI要根据自己的目标、环境、资源等，来制定有利于自己的策略和行为。例如，在游戏中，AI会根据自己的经济、社会、政治、外交、军事等方面的状况，来选择最优或最次优的方案。</text:p>
      <text:p text:style-name="Text_20_body">这样做的好处是，可以增加游戏的难度和平衡，让玩家面对一个有智慧和有挑战的对手，而不是一个无脑和无趣的对手。同时，也可以增加游戏的逻辑性和连贯性，让玩家看到一个有规律和有变化的世界，而不是一个混乱和无序的世界。</text:p>
      <text:p text:style-name="Text_20_body">为了实现合理性和一致性，AI会在游戏中根据自己的AI策略，以及游戏中的各种因素，如资源、市场、事件、关系等，来计算自己的各种行动的收益和风险，并选择最符合自己利益的行动。例如，在游戏中，AI会根据自己的外交策略，以及与其他国家或地区的关系、势力、冲突等，来计算自己发起或参与战争的可能性和结果，并选择最有利于自己扩张或防御的战争。</text:p>
      <text:h text:style-name="Heading_20_3" text:outline-level="3">可调节性</text:h>
      <text:p text:style-name="Text_20_body">可调节性是指AI要根据玩家的喜好和水平，来调整自己的策略和行为。例如，在游戏中，玩家可以通过设置游戏难度、游戏速度、游戏规则等，来影响AI的表现和行为。</text:p>
      <text:p text:style-name="Text_20_body">这样做的好处是，可以增加游戏的灵活性和个性化，让玩家可以根据自己的需求和能力，来选择适合自己的游戏模式和体验。同时，也可以增加游戏的可重复性和可扩展性，让玩家可以在不同的条件下，体验不同的游戏内容和效果。</text:p>
      <text:p text:style-name="Text_20_body">为了实现可调节性，AI会在游戏中根据玩家设置的游戏参数，来调整自己的AI策略、AI意图、AI行动等。例如，在游戏中，玩家可以通过设置游戏难度来影响AI国家或地区在经济、社会、政治、外交、军事等方面的初始条件、发展速度、竞争力等；玩家也可以通过设置游戏速度来影响AI国家或地区在做出决策和行动时所花费的时间；玩家还可以通过设置游戏规则来影响AI国家或地区在遵守或违反某些规则时所受到的奖励或惩罚。</text:p>
      <text:p text:style-name="Text_20_body"/>
      <text:h text:style-name="Heading_20_2" text:outline-level="2">AI的核心机制</text:h>
      <text:p text:style-name="Text_20_body">根据官方开发日志，维多利亚3中AI最核心的机制是AI策略。什么是AI策略呢？它们又是如何影响AI国家或地区在经济、社会、政治、外交、军事等方面的表现和发展呢？</text:p>
      <text:h text:style-name="Heading_20_3" text:outline-level="3"><text:soft-page-break/>AI策略</text:h>
      <text:p text:style-name="Text_20_body">AI策略是指游戏中每个AI国家或地区在任何时候都受三种AI策略的支配，即管理策略、政治策略和外交策略。这三种策略分别决定了AI国家或地区在经济管理、政治运作和外交互动方面的目标、优先级、方式等。</text:p>
      <text:p text:style-name="Text_20_body">管理策略是指AI国家或地区如何管理自己的经济资源和产品。管理策略有以下几种类型：</text:p>
      <text:list text:style-name="L25">
        <text:list-item>
          <text:p text:style-name="P48">自由主义：AI国家或地区会尽量减少对经济市场的干预，让市场自由运作，并鼓励私人投资和创新 </text:p>
        </text:list-item>
        <text:list-item>
          <text:p text:style-name="P48">保护主义：AI国家或地区会尽量增加对经济市场的干预，保护本国产业，并限制外国竞争和影响 </text:p>
        </text:list-item>
        <text:list-item>
          <text:p text:style-name="P48">平衡主义：AI国家或地区会根据情况调整对经济市场的干预程度，既保护本国利益，又参与国际合作 </text:p>
        </text:list-item>
        <text:list-item>
          <text:p text:style-name="P47">社会主义：AI国家或地区会尽量控制经济市场的运作，建立公有制和计划经济，并实施社会福利和平等政策 </text:p>
        </text:list-item>
      </text:list>
      <text:p text:style-name="Text_20_body">政治策略是指AI国家或地区如何运作自己的政治制度和体制。政治策略有以下几种类型：</text:p>
      <text:list text:style-name="L26">
        <text:list-item>
          <text:p text:style-name="P50">保守主义：AI国家或地区会尽量维持现有的政治秩序和传统，抵制任何改革和革命的尝试，并强化国家权威和民族主义 </text:p>
        </text:list-item>
        <text:list-item>
          <text:p text:style-name="P50">自由主义：AI国家或地区会尽量推进政治改革和民主化，支持人权和自由的发展，并倡导国际合作和多边主义 </text:p>
        </text:list-item>
        <text:list-item>
          <text:p text:style-name="P50">激进主义：AI国家或地区会尽量颠覆现有的政治秩序和体制，发动革命和暴力的手段，并宣扬社会主义和共产主义 </text:p>
        </text:list-item>
        <text:list-item>
          <text:p text:style-name="P49">中立主义：AI国家或地区会尽量保持政治中立和稳定，避免参与任何内部或外部的冲突和干涉，并寻求和平与妥协 </text:p>
        </text:list-item>
      </text:list>
      <text:p text:style-name="Text_20_body">外交策略是指AI国家或地区如何互动自己的外交关系和目标。外交策略有以下几种类型：</text:p>
      <text:list text:style-name="L27">
        <text:list-item>
          <text:p text:style-name="P52">扩张主义：AI国家或地区会尽量扩大自己的领土和势力范围，通过战争、殖民、同盟等方式，来实现霸权和领导地位 </text:p>
        </text:list-item>
        <text:list-item>
          <text:p text:style-name="P52">防御主义：AI国家或地区会尽量保护自己的领土和利益，通过建立防御体系、加强军备、结交盟友等方式，来抵御威胁和侵略 </text:p>
        </text:list-item>
        <text:list-item>
          <text:p text:style-name="P52">和平主义：AI国家或地区会尽量维持世界的和平与稳定，通过参与国际组织、签订条约、调解纠纷等方式，来促进合作与发展 </text:p>
        </text:list-item>
        <text:list-item>
          <text:p text:style-name="P51">孤立主义：AI国家或地区会尽量避免与外界的接触和影响，通过闭关锁国、拒绝贸易、独立自主等方式，来保持自己的独立与特色 </text:p>
        </text:list-item>
      </text:list>
      <text:h text:style-name="Heading_20_3" text:outline-level="3">AI策略的影响</text:h>
      <text:p text:style-name="Text_20_body">AI策略是影响AI国家或地区在经济、社会、政治、外交、军事等方面表现和发展的最重要的因素。不同的AI策略会导致不同的结果和后果。例如：</text:p>
      <text:list text:style-name="L28">
        <text:list-item>
          <text:p text:style-name="P54">在经济方面，自由主义的AI国家或地区通常会有较高的经济增长率、科技水平、工业化程度等，但也可能面临较大的社会不平等、环境污染、市场波动等问题；保护主义的AI国家或地区通常会有较高的经济安全感、就业率、贸易顺差等，但也可能面临较低的经济效率、竞争力、创新能力等问题；平衡主义的AI国家或地区通常会有较为适中的经济表现，既能享受市场带来的好处，又能避免市场带来的风险；社会主义的AI国家或地区通常会有较高的社会福利、平等程度、幸福感等，但也可能面临较低的经济活力、自由度、多样性等问题。 </text:p>
        </text:list-item>
        <text:list-item>
          <text:p text:style-name="P54">在政治方面，保守主义的AI国家或地区通常会有较高的政治稳定性、忠诚度、民族认同等，但也可能面临较大的政治压迫、反抗、落后等问题；自由主义的AI国家或地区通常会有较高的政治参与度、人权水平、法治程度等，但也可能面临较大的政治分裂、冲突、混乱等问题；激进主义的AI国家或地区通常会有较高的政治变革力、理想主义、革命精神等，但也可能面临较大的<text:soft-page-break/>政治暴力、破坏、敌对等问题；中立主义的AI国家或地区通常会有较高的政治中和力、调和能力、妥协精神等，但也可能面临较大的政治无趣、无力、无为等问题。 </text:p>
        </text:list-item>
        <text:list-item>
          <text:p text:style-name="P53">在外交方面，扩张主义的AI国家或地区通常会有较高的外交影响力、领土范围、军事实力等，但也可能面临较大的外交敌对、反抗、消耗等问题。扩张主义的AI国家或地区往往追求领土扩张和权力增强，这可能会引起其他国家的警惕和反抗，从而导致外交冲突和战争。此外，扩张主义的AI国家或地区在维持领土和军事力量方面也需要投入大量资源，这会导致经济和社会发展的消耗。</text:p>
        </text:list-item>
      </text:list>
      <text:p text:style-name="Text_20_body">防御主义的AI国家或地区通常会有较高的外交安全感、防御能力、盟友数量等，但也可能面临较大的外交孤立、落后、被动等问题。防御主义的AI国家或地区往往注重自身安全，避免与其他国家发生冲突，这可能会导致外交孤立和落后。此外，防御主义的AI国家或地区在外交上往往采取被动姿态，这可能会使其在国际事务中处于劣势。</text:p>
      <text:p text:style-name="Text_20_body">和平主义的AI国家或地区通常会有较高的外交友好度、合作水平、信誉度等，但也可能面临较大的外交牺牲、利益冲突、道德困境等问题。和平主义的AI国家或地区往往主张和平解决争端，维护国际秩序，这可能会导致在一些重大利益问题上做出牺牲，甚至与其他国家发生利益冲突。此外，和平主义的AI国家或地区在维护国际秩序方面也面临道德困境，例如如何处理国际冲突和人道主义危机。</text:p>
      <text:p text:style-name="Text_20_body">孤立主义的AI国家或地区通常会有较高的外交独立性、自主性、安全性等，但也可能面临较大的外交隔绝、落后、被动等问题。孤立主义的AI国家或地区往往采取不干涉主义的外交政策，这可能会导致外交隔绝和落后。此外，孤立主义的AI国家或地区在外交上往往采取被动姿态，这可能会使其在国际事务中处于劣势。</text:p>
      <text:list text:continue-numbering="true" text:style-name="L28">
        <text:list-item>
          <text:p text:style-name="P53"/>
        </text:list-item>
      </text:list>
      <text:h text:style-name="P2" text:outline-level="2">AI的优点和缺点</text:h>
      <text:p text:style-name="Text_20_body">维多利亚3中AI的策略和行为，虽然有着较高的水平和潜力，但也存在着一些问题和不足。根据网友们在贴吧和B站上的评论和反馈，我们可以总结出AI的优点和缺点如下：</text:p>
      <text:h text:style-name="Heading_20_3" text:outline-level="3">AI的优点</text:h>
      <text:list text:style-name="L20">
        <text:list-item>
          <text:p text:style-name="P39">AI能够更快地发展经济、科技、工业、人口等方面，提高各国GDP水平。例如，有网友称赞AI在游戏中能够迅速地建设铁路、工厂、港口等基础设施，以及研发新的技术和产品，使得各国的经济实力都有了显著的提升。 </text:p>
        </text:list-item>
        <text:list-item>
          <text:p text:style-name="P39">AI能够更合理地分配资源和产品，提高市场效率。例如，有网友称赞AI在游戏中能够根据自己的需求和供给，来调整自己的生产和消费，以及与其他国家或地区进行贸易，使得市场上的资源和产品都能够得到合理的利用。 </text:p>
        </text:list-item>
        <text:list-item>
          <text:p text:style-name="P38">AI能够更灵活地调整政治立场和外交关系，提高国际合作和竞争程度。例如，有网友称赞AI在游戏中能够根据自己的利益和目标，以及外部的环境和变化，来改变自己的政治制度、政党、意识形态等，以及与其他国家或地区进行同盟、战争、谈判等互动，使得游戏中的世界更加多元化和动态化。 </text:p>
        </text:list-item>
      </text:list>
      <text:h text:style-name="Heading_20_3" text:outline-level="3">AI的缺点</text:h>
      <text:list text:style-name="L21">
        <text:list-item>
          <text:p text:style-name="P41">AI过于疯狂地建造高档产品厂，导致原材料不足。例如，有网友抱怨AI在游戏中会大量地建造汽车厂、飞机厂、电子厂等高档产品厂，而忽视农业、木业等原材料产业，导致后期出现严重的资源短缺和价格暴涨。 </text:p>
        </text:list-item>
        <text:list-item>
          <text:p text:style-name="P41">AI过于依赖玩家提供原材料和产品，导致玩家收入下降。例如，有网友抱怨AI在游戏中会大量地从玩家那里购买原材料和产品，而不愿意与其他AI国家或地区进行贸易，导致玩家的贸易收入大幅下降，并且无法与AI国家或地区进行有效的竞争。 </text:p>
        </text:list-item>
        <text:list-item>
          <text:p text:style-name="P40"><text:soft-page-break/>AI过于保守地进行军事行动，导致战争缺乏激情和挑战。例如，有网友抱怨AI在游戏中会过分地重视防御而不敢进攻，或者只会进行小规模而无意义的战争，导致游戏中的战争缺乏变化和刺激，并且无法给玩家带来足够的威胁和压力。 </text:p>
        </text:list-item>
      </text:list>
      <text:p text:style-name="P5"/>
      <text:h text:style-name="P2" text:outline-level="2">AI的策略选择和变化</text:h>
      <text:p text:style-name="Text_20_body">在维多利亚3中，AI的策略选择和变化是影响AI国家或地区在各个方面的表现和发展的最重要的因素之一。AI如何根据自己的国家类型、地理位置、历史背景、意识形态、利益和目标等因素，来选择和调整自己的管理策略、政治策略和外交策略呢？这些策略又对AI的行为和发展有什么影响呢？</text:p>
      <text:h text:style-name="Heading_20_3" text:outline-level="3">国家类型</text:h>
      <text:p text:style-name="Text_20_body">国家类型是指AI国家或地区在游戏中所属的不同的分类，如文明国家、未开化国家、殖民地等。不同的国家类型会影响AI国家或地区在游戏中所能够使用的功能、选项、事件等，从而影响AI国家或地区的策略选择和变化。</text:p>
      <text:p text:style-name="Text_20_body">例如，文明国家是指在游戏中已经达到一定程度的工业化、教育化、民主化等标准的国家或地区，它们可以享受更多的经济、社会、政治、外交等方面的优势，如更高的生产力、更多的社会改革、更广泛的外交关系等。因此，文明国家通常会选择更加自由主义或平衡主义的管理策略，更加自由主义或激进主义的政治策略，以及更加扩张主义或和平主义的外交策略。</text:p>
      <text:p text:style-name="Text_20_body">未开化国家是指在游戏中还没有达到文明国家标准的国家或地区，它们需要通过进行西方化来提升自己的文明程度，才能够享受文明国家所拥有的功能、选项、事件等。因此，未开化国家通常会选择更加保护主义或社会主义的管理策略，更加保守主义或中立主义的政治策略，以及更加防御主义或孤立主义的外交策略。</text:p>
      <text:p text:style-name="Text_20_body">殖民地是指在游戏中被其他文明国家所控制或影响的国家或地区，它们需要通过进行独立运动来摆脱殖民者的统治，才能够成为独立的国家或地区。因此，殖民地通常会选择更加社会主义或平衡主义的管理策略，更加激进主义或自由主义的政治策略，以及更加扩张主义或防御主义的外交策略。</text:p>
      <text:h text:style-name="Heading_20_3" text:outline-level="3">地理位置</text:h>
      <text:p text:style-name="Text_20_body">地理位置是指AI国家或地区在游戏中所处的不同的地理区域，如欧洲、亚洲、非洲等。不同的地理位置会影响AI国家或地区在游戏中所面临的不同的环境、资源、邻居等，从而影响AI国家或地区的策略选择和变化。</text:p>
      <text:p text:style-name="Text_20_body">例如，欧洲是指在游戏中位于欧洲大陆及其周边岛屿上的国家或地区，它们通常拥有较为丰富的资源、较高的人口密度、较强的科技水平等，但也面临着较为激烈的竞争和冲突。因此，欧洲国家通常会选择更加自由主义或平衡主义的管理策略，更加自由主义或激进主义的政治策略，以及更加扩张主义或和平主义的外交策略。</text:p>
      <text:p text:style-name="Text_20_body">亚洲是指在游戏中位于亚洲大陆及其周边岛屿上的国家或地区，它们通常拥有较为广阔的领土、较多的人口、较为多样的文化等，但也面临着较为复杂的局势和变化。因此，亚洲国家通常会选择更加保护主义或社会主义的管理策略，更加保守主义或中立主义的政治策略，以及更加防御主义或孤立主义的外交策略。</text:p>
      <text:p text:style-name="Text_20_body">非洲是指在游戏中位于非洲大陆及其周边岛屿上的国家或地区，它们通常拥有较为贫瘠的土地、较低的人口素质、较弱的科技水平等，但也面临着较为严重的殖民和剥削。因此，非洲国家通常会选择更加社会主义或平衡主义的管理策略，更加激进主义或自由主义的政治策略，以及更加扩张主义或防御主义的外交策略。</text:p>
      <text:h text:style-name="Heading_20_3" text:outline-level="3"><text:soft-page-break/>历史背景</text:h>
      <text:p text:style-name="Text_20_body">历史背景是指AI国家或地区在游戏中所经历过的不同的历史事件、变化、影响等。不同的历史背景会影响AI国家或地区在游戏中所拥有的不同的优势、劣势、机遇、挑战等，从而影响AI国家或地区的策略选择和变化。</text:p>
      <text:p text:style-name="Text_20_body">例如，英国是指在游戏中代表英国及其殖民地和联邦成员的国家或地区，它们在游戏开始时拥有全球最强大的海军、最广泛的殖民地、最先进的工业等优势，但也面临着美国独立、印度反抗、爱尔兰分裂等挑战。因此，英国通常会选择更加自由主义或平衡主义的管理策略，更加自由主义或激进主义的政治策略，以及更加扩张主义或和平主义的外交策略。</text:p>
      <text:p text:style-name="Text_20_body">俄国是指在游戏中代表俄罗斯帝国及其领土上的国家或地区，它们在游戏开始时拥有全球最大的领土、最多样的民族、最强大的陆军等优势，但也面临着克里米亚战争、日俄战争、十月革命等挑战。因此，俄国通常会选择更加保护主义或社会主义的管理策略，更加保守主义或激进主义的政治策略，以及更加扩张主义或防御主义的外交策略。</text:p>
      <text:p text:style-name="P5">美国是指在游戏中代表美利坚合众国及其领土上的国家或地区，它们在游戏开始时拥有全球最富裕的经济、最强大的军事、最先进的科技等优势，但也面临着南北战争、西部开拓、世界大战等挑战。因此，美国通常会选择更加自由主义或平衡主义的管理策略，更加自由主义或中立主义的政治策略，以及更加扩张主义或和平主义的外交策略。 </text:p>
      <text:h text:style-name="P2" text:outline-level="2">AI的经济发展和管理</text:h>
      <text:p text:style-name="Text_20_body">在维多利亚3中，AI的经济发展和管理是影响AI国家或地区在各个方面的表现和发展的最重要的因素之一。AI如何根据自己的资源、产品、市场、贸易、预算等因素，来建设和维护自己的经济基础设施，如铁路、工厂、港口等，以及如何分配和利用自己的经济资源和产品，来提高自己的GDP和SoL呢？</text:p>
      <text:h text:style-name="Heading_20_3" text:outline-level="3">资源</text:h>
      <text:p text:style-name="Text_20_body">资源是指AI国家或地区在游戏中所拥有的不同的自然资源，如煤炭、铁矿、棉花等。不同的资源会影响AI国家或地区在游戏中所能够生产和消费的不同的产品，从而影响AI国家或地区的经济发展和管理。</text:p>
      <text:p text:style-name="Text_20_body">例如，煤炭是指在游戏中用于生产钢铁、机器、火车等产品的重要资源，它们可以提高AI国家或地区的工业化水平和生产力。因此，拥有煤炭资源的AI国家或地区通常会优先建设煤矿和钢铁厂，以及铁路和港口等运输设施，来提高自己的经济实力和竞争力。</text:p>
      <text:p text:style-name="Text_20_body">铁矿是指在游戏中用于生产钢铁、机器、火车等产品的重要资源，它们可以提高AI国家或地区的工业化水平和生产力。因此，拥有铁矿资源的AI国家或地区通常会优先建设铁矿和钢铁厂，以及铁路和港口等运输设施，来提高自己的经济实力和竞争力。</text:p>
      <text:p text:style-name="Text_20_body">棉花是指在游戏中用于生产纺织品、服装、染料等产品的重要资源，它们可以提高AI国家或地区的消费水平和生活质量。因此，拥有棉花资源的AI国家或地区通常会优先建设棉田和纺织厂，以及市场和商店等消费设施，来提高自己的经济收入和幸福感。</text:p>
      <text:h text:style-name="Heading_20_3" text:outline-level="3">产品</text:h>
      <text:p text:style-name="Text_20_body">产品是指AI国家或地区在游戏中所能够生产和消费的不同的工业品或消费品，如钢铁、机器、火车、纺织品、服装、染料等。不同的产品会影响AI国家或地区在游戏中所能够获得的不同的收入、支出、税收等，从而影响AI国家或地区的经济发展和管理。</text:p>
      <text:p text:style-name="Text_20_body">例如，钢铁是指在游戏中用于生产机器、火车等产品的重要工业品，它们可以提高AI国家或地区的工业化水平和生产力。因此，生产钢铁的AI国家或地区通常会获得较高的工业收入，并需要支付较高的工业支出和税收。</text:p>
      <text:p text:style-name="Text_20_body">机器是指在游戏中用于提高各种工厂和设施的效率和产量的重要工业品，它们可以提高AI国家或地区的工业化水平和生产力。因此，生产机器</text:p>
      <text:h text:style-name="P2" text:outline-level="2"><text:soft-page-break/>AI的政治运作和改革</text:h>
      <text:p text:style-name="Text_20_body">在维多利亚3中，AI的政治运作和改革是影响AI国家或地区在各个方面的表现和发展的最重要的因素之一。AI如何根据自己的政治制度、政党、意识形态、社会阶层、人口组成等因素，来运作和维护自己的政治体制，如君主制、共和制、议会制等，以及如何进行政治改革和革命，来应对社会不满和压力，或者追求政治理想和目标呢？</text:p>
      <text:h text:style-name="Heading_20_3" text:outline-level="3">政治制度</text:h>
      <text:p text:style-name="Text_20_body">政治制度是指AI国家或地区在游戏中所采用的不同的政治组织形式，如君主制、共和制、议会制等。不同的政治制度会影响AI国家或地区在游戏中所能够使用的不同的政治功能、选项、事件等，从而影响AI国家或地区的政治运作和改革。</text:p>
      <text:p text:style-name="Text_20_body">例如，君主制是指在游戏中由一个君主或皇帝拥有最高权力的政治制度，它们可以享受更多的政治权力和自由，但也需要承担更多的责任和风险。因此，采用君主制的AI国家或地区通常会更加保守主义或激进主义地进行政治运作和改革，以维护自己的权威和利益，或者推翻旧有的秩序和体制。</text:p>
      <text:p text:style-name="Text_20_body">共和制是指在游戏中由一个总统或总理拥有最高权力的政治制度，它们可以享受更多的民主参与和监督，但也需要遵守更多的法律和规则。因此，采用共和制的AI国家或地区通常会更加自由主义或中立主义地进行政治运作和改革，以促进自己的发展和进步，或者适应外部的变化和压力。</text:p>
      <text:p text:style-name="Text_20_body">议会制是指在游戏中由一个议会或国会拥有最高权力的政治制度，它们可以享受更多的多元化和代表性，但也需要面对更多的分歧和冲突。因此，采用议会制的AI国家或地区通常会更加平衡主义或社会主义地进行政治运作和改革，以协调自己的利益和目标，或者解决社会的问题和矛盾。</text:p>
      <text:h text:style-name="Heading_20_3" text:outline-level="3">政党</text:h>
      <text:p text:style-name="Text_20_body">政党是指AI国家或地区在游戏中所拥有的不同的政治团体，如保守党、自由党、激进党等。不同的政党会影响AI国家或地区在游戏中所能够获得的不同的支持、反对、影响等，从而影响AI国家或地区的政治运作和改革。</text:p>
      <text:p text:style-name="P5">因此，拥有保守党支持的AI国家或地区在政治运作上往往会更加稳健保守，注重维持社会稳定和传统秩序。它们可能会在外交上采取强硬姿态，维护自身利益；在经济上采取稳健政策，避免过度改革；在社会上则可能会打压异己，维护传统价值观。</text:p>
      <text:p text:style-name="Text_20_body">然而，保守党的支持也可能限制AI国家或地区的改革和发展。例如，如果AI国家或地区面临社会经济发展的挑战，保守党可能会阻碍改革措施的实施，从而影响国家的发展。</text:p>
      <text:p text:style-name="Text_20_body">此外，保守党的支持还可能会导致社会压迫和反抗。例如，保守党可能会对少数族裔和弱势群体进行压迫，这可能会导致社会动荡和冲突。</text:p>
      <text:h text:style-name="P2" text:outline-level="2">AI的外交互动和战争</text:h>
      <text:p text:style-name="Text_20_body">在维多利亚3中，AI的外交互动和战争是影响AI国家或地区在各个方面的表现和发展的最重要的因素之一。AI如何根据自己的外交关系、目标、威胁、机会等因素，来互动和影响其他国家或地区，如进行同盟、战争、谈判、干涉等，以及如何使用自己的军事力量和战略，来保护或扩张自己的领土和利益呢？</text:p>
      <text:h text:style-name="Heading_20_3" text:outline-level="3">外交关系</text:h>
      <text:p text:style-name="Text_20_body">外交关系是指AI国家或地区在游戏中与其他国家或地区之间的不同的友好或敌对程度，如友好、中立、敌对等。不同的外交关系会影响AI国家或地区在游戏中所能够进行的不同的外交行动、选项、事件等，从而影响AI国家或地区的外交互动和战争。</text:p>
      <text:p text:style-name="Text_20_body">例如，友好是指在游戏中与其他国家或地区有着良好的关系和合作的外交关系，它们可以享受更多的贸易、援助、支持等优势，但也可能面临更多的牺牲、冲突、道德困境等劣势。因此，与友好国家或地区<text:soft-page-break/>进行外交互动和战争的AI国家或地区通常会更加和平主义或防御主义地进行外交互动和战争，以维护自己的友谊和信誉，或者帮助自己的盟友和伙伴。</text:p>
      <text:p text:style-name="Text_20_body">中立是指在游戏中与其他国家或地区没有明显的关系和利益的外交关系，它们可以享受更多的独立、自主、特色等优势，但也可能面临更多的无视、遗忘、落伍等劣势。因此，与中立国家或地区进行外交互动和战争的AI国家或地区通常会更加孤立主义或平衡主义地进行外交互动和战争，以保持自己的独立和特色，或者适应外部的变化和压力。</text:p>
      <text:p text:style-name="Text_20_body">敌对是指在游戏中与其他国家或地区有着恶劣的关系和竞争的外交关系，它们可以享受更多的挑战、刺激、成就等优势，但也可能面临更多的威胁、侵略、消耗等劣势。因此，与敌对国家或地区进行外交互动和战争的AI国家或地区通常会更加扩张主义或激进主义地进行外交互动和战争，以提高自己的影响力和领导地位，或者消灭自己的敌人和对手。</text:p>
      <text:h text:style-name="Heading_20_3" text:outline-level="3">外交行动</text:h>
      <text:p text:style-name="Text_20_body">外交行动是指AI国家或地区在游戏中所能够采取的不同的外交手段和方式，如同盟、战争、谈判、干涉等。不同的外交行动会影响AI国家或地区在游戏中所能够获得的不同的利益、风险、后果等，从而影响AI国家或地区的外交互动和战争。</text:p>
      <text:p text:style-name="Text_20_body">例如，同盟是指在游戏中与其他国家或地区建立友好和合作的外交行动，它们可以提高AI国家或地区的外交安全感、防御能力、盟友数量等优势，但也可能面临更多的牺牲、冲突、道德困境等劣势。因此，进行同盟的AI国家或地区通常会更加和平主义或防御主义地进行外交互动和战争，以维护自己的友谊和信誉，或者帮助自己的盟友和伙伴。</text:p>
      <text:p text:style-name="Text_20_body">战争是指在游戏中与其他国家或地区发生武装冲突的外交行动，它们可以提高AI国家或地区的外交影响力、领土范围、军事实力等优势，但也可能面临更多的威胁、侵略、消耗等劣势。因此，进行战争的AI国家或地区通常会更加扩张主义或激进主义地进行外交互动和战争，以提高自己的影响力和领导地位，或者消灭自己的敌人和对手。</text:p>
      <text:p text:style-name="Text_20_body">谈判是指在游戏中与其他国家或地区进行沟通和协商的外交行动，它们可以提高AI国家或地区的外交友好度、合作水平、信誉度等优势，但也可能面临更多的牺牲、利益冲突、道德困境等劣势。因此，进行谈判的AI国家或地区通常会更加平衡主义或社会主义地进行外交互动和战争，以协调自己的利益和目标，或者解决社会的问题和矛盾。</text:p>
      <text:p text:style-name="Text_20_body">干涉是指在游戏中对其他国家或地区进行影响和干预的外交行动，它们可以提高AI国家或地区的外交影响力、领土范围、军事实力等优势，但也可能面临更多的威胁、侵略、消耗等劣势。因此，进行干涉的AI国家或地区通常会更加扩张主义或激进主义地进行外交互动和战争，以提高自己的影响力和领导地位，或者消灭自己的敌人和对手。</text:p>
      <text:h text:style-name="Heading_20_1" text:outline-level="1">游戏中AI的不同特征</text:h>
      <text:p text:style-name="Text_20_body">在维多利亚3这款游戏中，AI是指由人工智能技术控制的各个国家或地区，它们可以根据自己的不同的因素，来形成和展示自己的不同的特征。这些特征包括以下几个方面：</text:p>
      <text:h text:style-name="Heading_20_2" text:outline-level="2">文化、宗教、民族等因素</text:h>
      <text:p text:style-name="Text_20_body">文化、宗教、民族等因素是指AI国家或地区在游戏中所拥有的不同的文化传统、信仰信念、种族特征等。这些因素会影响AI国家或地区在游戏中所选择和使用的不同的建筑、服饰、音乐等元素，从而影响AI国家或地区的特色、风格、习惯等。</text:p>
      <text:p text:style-name="Text_20_body">例如，有网友称赞AI在游戏中能够根据自己的文化和宗教来选择和使用不同的建筑、服饰、音乐等元素，使得游戏中的世界更加多彩和有趣 。例如，中国是指在游戏中代表中国及其领土上的国家或地区，它们在游戏中拥有独特的中华文化和儒家道教等宗教，因此，它们会选择和使用具有中国风格和特色的建筑、<text:soft-page-break/>服饰、音乐等元素，如紫禁城、旗袍、京剧等 。法国是指在游戏中代表法兰西共和国及其领土上的国家或地区，它们在游戏中拥有独特的法兰西文化和天主教等宗教，因此，它们会选择和使用具有法国风格和特色的建筑、服饰、音乐等元素，如埃菲尔铁塔、贝雷帽、卡农曲等 。</text:p>
      <text:h text:style-name="Heading_20_2" text:outline-level="2">历史事件、变化、影响等因素</text:h>
      <text:p text:style-name="Text_20_body">历史事件、变化、影响等因素是指AI国家或地区在游戏中所经历过的不同的历史事件、变化、影响等。这些因素会影响AI国家或地区在游戏中所生成和展示的不同的故事、情节、角色等，从而影响AI国家或地区的故事性、真实性、趣味性等。</text:p>
      <text:p text:style-name="Text_20_body">例如，有网友称赞AI在游戏中能够根据自己的历史背景来生成和展示不同的日记条目、新闻报道、人物传记等内容，使得游戏中的世界更加丰富和真实 。例如，奥斯曼帝国是指在游戏中代表奥斯曼土耳其帝国及其领土上的国家或地区，它们在游戏开始时拥有庞大而衰落的帝国，但也面临着巴尔干战争、第一次世界大战等挑战。因此，它们会生成和展示关于自己如何应对危机和变革的日记条目 、新闻报道 、人物传记 等内容。普鲁士是指在游戏中代表普鲁士王国及其领土上的国家或地区，它们在游戏开始时拥有强大而进取的王国，但也面临着奥地利、法国、俄国等竞争。因此，它们会生成和展示关于自己如何实现德意志统一和欧洲霸权的日记条目 、新闻报道 、人物传记 等内容。</text:p>
      <text:h text:style-name="Heading_20_2" text:outline-level="2">需求、目标、机会等因素</text:h>
      <text:p text:style-name="Text_20_body">需求、目标、机会等因素是指AI国家或地区在游戏中所拥有的不同的需求、目标、机会等。这些因素会影响AI国家或地区在游戏中所创建和展示的不同的计划、方案、项目等，从而影响AI国家或地区的动态性、智能性、创新性等。</text:p>
      <text:p text:style-name="Text_20_body">例如，有网友称赞AI在游戏中能够根据自己的需求和目标来创建和展示不同的经济计划、社会改革、外交倡议等内容，使得游戏中的世界更加动态和智能 。例如，英国是指在游戏中代表英国及其殖民地和联邦成员的国家或地区，它们在游戏开始时拥有全球最强大的海军、最广泛的殖民地、最先进的工业等优势，但也面临着美国独立、印度反抗、爱尔兰分裂等挑战。因此，它们会创建和展示关于自己如何维持全球霸权和领导地位的经济计划 、社会改革 、外交倡议 等内容。日本是指在游戏中代表日本帝国及其领土上的国家或地区，它们在游戏开始时拥有封闭而保守的岛国，但也面临着西方化、开放化、现代化等机会。因此，它们会创建和展示关于自己如何实现明治维新和亚洲霸权的经济计划 、社会改革 、外交倡议 等内容。</text:p>
      <text:p text:style-name="Text_20_body"/>
      <text:p text:style-name="Text_20_body"/>
      <text:p text:style-name="P5"/>
      <text:p text:style-name="P5"/>
      <text:h text:style-name="P2" text:outline-level="2">AI的改进建议</text:h>
      <text:p text:style-name="Text_20_body">根据自己对维多利亚3中AI的策略和行为的观察和分析，我提出以下几点改进AI的建议：</text:p>
      <text:list text:style-name="L22">
        <text:list-item>
          <text:p text:style-name="P43">让AI更加平衡地发展农业、木业等原材料产业，避免后期出现资源短缺。例如，可以通过调整AI的管理策略，让AI在建造高档产品厂之前，先确保自己有足够的原材料供应，或者与其他国家或地区进行有效的贸易，以满足自己的需求。 </text:p>
        </text:list-item>
        <text:list-item>
          <text:p text:style-name="P43">让AI更加主动地寻求与玩家或其他国家或地区进行贸易、同盟、战争等互动，增加游戏的趣味性和难度。例如，可以通过调整AI的外交策略，让AI在不同的情况下，采取不同的外交行动，既有合作也有竞争，既有友好也有敌对，以创造更多的游戏变数和挑战。 </text:p>
        </text:list-item>
        <text:list-item>
          <text:p text:style-name="P42">让AI更加灵活地应对各种突发事件和危机，增加游戏的真实性和复杂性。例如，可以通过增加AI的应变能力和学习能力，让AI在遇到各种意想不到的情况时，能够及时地调整自己的策略和行为，以适应新的环境和变化。 </text:p>
        </text:list-item>
      </text:list>
      <text:h text:style-name="Heading_20_2" text:outline-level="2"><text:soft-page-break/>结论</text:h>
      <text:p text:style-name="Text_20_body">本文对维多利亚3中AI的策略和行为进行了分析和评价，并探讨了它们对游戏体验的影响。本文认为，维多利亚3中AI有着较高的水平和潜力，但也存在着一些问题和不足。本文提出了一些改进AI的建议，希望能够让游戏更加完善和有趣。</text:p>
      <text:p text:style-name="Text_20_body">本文表达了自己对维多利亚3中AI未来发展的期待和希望，以及对游戏本身的评价和感受。本文认为，维多利亚3是一款优秀而精彩的历史模拟类策略游戏，它能够让玩家体验到19世纪和20世纪初的世界历史，并且让玩家在游戏中创造自己的历史故事。</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宋体"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宋体" style:font-family-asian="新宋体"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宋体" style:font-family-asian="新宋体"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4T12:46:19.528000000</meta:creation-date>
    <dc:date>2023-09-04T14:14:35.975000000</dc:date>
    <meta:editing-duration>PT1H28M16S</meta:editing-duration>
    <meta:editing-cycles>2</meta:editing-cycles>
    <meta:generator>LibreOffice/7.5.5.2$Windows_X86_64 LibreOffice_project/ca8fe7424262805f223b9a2334bc7181abbcbf5e</meta:generator>
    <meta:document-statistic meta:table-count="0" meta:image-count="0" meta:object-count="0" meta:page-count="10" meta:paragraph-count="138" meta:word-count="12070" meta:character-count="12379" meta:non-whitespace-character-count="12333"/>
  </office:meta>
</office:document-meta>
</file>